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tura MT Script Capitals" svg:font-family="'Matura MT Script Capitals'" style:font-family-generic="script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opacity="74%" draw:textarea-horizontal-align="justify" draw:textarea-vertical-align="middle" draw:auto-grow-height="false" fo:min-height="4.934cm" fo:min-width="0.389cm" fo:padding-top="0.165cm" fo:padding-bottom="0.165cm" fo:padding-left="0.29cm" fo:padding-right="0.29cm" loext:glow-radius="0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ffffff" draw:opacity="74%" draw:textarea-horizontal-align="justify" draw:textarea-vertical-align="middle" draw:auto-grow-height="false" fo:min-height="4.933cm" fo:min-width="0.39cm" fo:padding-top="0.165cm" fo:padding-bottom="0.165cm" fo:padding-left="0.29cm" fo:padding-right="0.29cm" loext:glow-radius="0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ffffff" draw:opacity="74%" draw:textarea-horizontal-align="justify" draw:textarea-vertical-align="middle" draw:auto-grow-height="false" fo:min-height="17.92cm" fo:min-width="12.303cm" fo:padding-top="0.165cm" fo:padding-bottom="0.165cm" fo:padding-left="0.29cm" fo:padding-right="0.29cm" draw:shadow="hidden" loext:glow-radius="0cm" loext:glow-color="#666666" loext:glow-transparency="12%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ffff" draw:opacity="74%" draw:textarea-horizontal-align="justify" draw:textarea-vertical-align="middle" draw:auto-grow-height="false" fo:min-height="0.427cm" fo:min-width="3.636cm" fo:padding-top="0.165cm" fo:padding-bottom="0.165cm" fo:padding-left="0.29cm" fo:padding-right="0.29cm" loext:glow-radius="0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opacity="74%" draw:textarea-horizontal-align="justify" draw:textarea-vertical-align="middle" draw:auto-grow-height="false" fo:min-height="3.724cm" fo:min-width="7.967cm" fo:padding-top="0.165cm" fo:padding-bottom="0.165cm" fo:padding-left="0.29cm" fo:padding-right="0.29cm" loext:glow-radius="0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="Groty_20_strzałek_20_1" draw:marker-start-width="0.421cm" draw:marker-end="Groty_20_strzałek_20_2" draw:marker-end-width="0.421cm" draw:fill="solid" draw:fill-color="#ffffff" draw:opacity="74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ffffff" draw:opacity="74%" draw:textarea-horizontal-align="justify" draw:textarea-vertical-align="middle" draw:auto-grow-height="false" fo:min-height="2.733cm" fo:min-width="2.483cm" fo:padding-top="0.165cm" fo:padding-bottom="0.165cm" fo:padding-left="0.29cm" fo:padding-right="0.29cm" loext:glow-radius="0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ffffff" draw:opacity="74%" draw:textarea-horizontal-align="justify" draw:textarea-vertical-align="middle" draw:auto-grow-height="false" fo:min-height="5.436cm" fo:min-width="3.222cm" fo:padding-top="0.165cm" fo:padding-bottom="0.165cm" fo:padding-left="0.29cm" fo:padding-right="0.29cm" loext:glow-radius="0cm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="Arrow" draw:marker-start-width="0.421cm" draw:marker-end="Arrow" draw:marker-end-width="0.421cm" draw:fill="solid" draw:fill-color="#ffffff" draw:opacity="74%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ffffff" draw:opacity="74%" draw:textarea-horizontal-align="justify" draw:textarea-vertical-align="middle" draw:auto-grow-height="false" fo:min-height="4.933cm" fo:min-width="0.389cm" fo:padding-top="0.165cm" fo:padding-bottom="0.165cm" fo:padding-left="0.29cm" fo:padding-right="0.29cm" loext:glow-radius="0cm"/>
    </style:style>
    <style:style style:name="gr11" style:family="graphic" style:parent-style-name="objectwithoutfill">
      <style:graphic-properties svg:stroke-width="0.081cm" svg:stroke-color="#000000" draw:marker-start="Arrow" draw:marker-start-width="0.421cm" draw:marker-end="Arrow" draw:marker-end-width="0.421cm" draw:fill="none" draw:opacity="74%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0000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ffffff" draw:opacity="74%"/>
      <style:paragraph-properties fo:text-align="center"/>
      <style:text-properties style:font-name="Liberation Sans1" fo:font-size="13pt"/>
    </style:style>
    <style:style style:name="P2" style:family="paragraph">
      <style:paragraph-properties fo:text-align="center"/>
      <style:text-properties style:font-name="Liberation Sans1" fo:font-size="13pt"/>
    </style:style>
    <style:style style:name="P3" style:family="paragraph">
      <loext:graphic-properties draw:fill="none" draw:opacity="74%"/>
      <style:paragraph-properties fo:text-align="center"/>
      <style:text-properties style:font-name="Liberation Sans1" fo:font-size="13pt"/>
    </style:style>
    <style:style style:name="P4" style:family="paragraph">
      <loext:graphic-properties draw:fill="none"/>
      <style:paragraph-properties fo:text-align="center"/>
      <style:text-properties style:font-name="Liberation Sans1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1.073cm" svg:height="5.368cm" svg:x="2.97cm" svg:y="5.78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74cm" svg:height="5.367cm" svg:x="16.926cm" svg:y="6.32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2.883cm" svg:height="18.25cm" svg:x="4.043cm" svg:y="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4.296cm" svg:height="0.837cm" draw:transform="skewX (0.00244346095279206) rotate (0.00191986217719376) translate (7.462cm 5.535cm)">
          <text:p text:style-name="P2">HC-SR0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8.985cm" svg:height="4.492cm" svg:x="6.058cm" svg:y="8.619cm">
          <text:p text:style-name="P2">Nucle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9.61cm" svg:y1="6.372cm" svg:x2="10.55cm" svg:y2="8.619cm" draw:start-shape="id1" draw:start-glue-point="2" draw:end-shape="id2" draw:end-glue-point="0" svg:d="M9610 6372v1124h940v1123" svg:viewBox="0 0 941 2248">
          <text:p/>
        </draw:connector>
        <draw:custom-shape draw:style-name="gr7" draw:text-style-name="P1" xml:id="id3" draw:id="id3" draw:layer="layout" svg:width="3.369cm" svg:height="3.369cm" svg:x="6.058cm" svg:y="15.358cm">
          <text:p text:style-name="P2">6V</text:p>
          <draw:enhanced-geometry svg:viewBox="0 0 21600 21600" draw:path-stretchpoint-x="10800" draw:path-stretchpoint-y="10800" draw:text-areas="?f3 ?f4 ?f5 ?f6" draw:mirror-horizontal="false" draw:mirror-vertical="false" draw:type="round-rectangle" draw:modifiers="3361.279573475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4" draw:id="id4" draw:layer="layout" svg:width="4.212cm" svg:height="6.176cm" svg:x="10.831cm" svg:y="14.516cm">
          <text:p text:style-name="P2">Mostek H</text:p>
          <text:p text:style-name="P2">Akceleromet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9.427cm" svg:y1="17.042cm" svg:x2="12.937cm" svg:y2="20.692cm" draw:start-shape="id3" draw:start-glue-point="1" draw:end-shape="id4" draw:end-glue-point="2" svg:d="M9427 17042h702v4192h2808v-542" svg:viewBox="0 0 3511 4193">
          <text:p/>
        </draw:connector>
        <draw:custom-shape draw:style-name="gr10" draw:text-style-name="P1" xml:id="id5" draw:id="id5" draw:layer="layout" svg:width="1.073cm" svg:height="5.367cm" svg:x="2.97cm" svg:y="17.0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1.074cm" svg:height="5.367cm" svg:x="16.926cm" svg:y="17.0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10.55cm" svg:y1="13.111cm" svg:x2="12.937cm" svg:y2="14.516cm" draw:start-shape="id2" draw:start-glue-point="2" draw:end-shape="id4" draw:end-glue-point="0" svg:d="M10550 13111v703h2387v702" svg:viewBox="0 0 2388 1406">
          <text:p/>
        </draw:connector>
        <draw:connector draw:style-name="gr12" draw:text-style-name="P4" draw:layer="layout" svg:x1="4.043cm" svg:y1="19.743cm" svg:x2="12.937cm" svg:y2="20.692cm" draw:start-shape="id5" draw:start-glue-point="1" draw:end-shape="id4" draw:end-glue-point="2" svg:d="M4043 19743h3394v1491h5500v-542" svg:viewBox="0 0 8895 1492">
          <text:p/>
        </draw:connector>
        <draw:connector draw:style-name="gr12" draw:text-style-name="P4" draw:layer="layout" svg:x1="16.926cm" svg:y1="19.743cm" svg:x2="12.937cm" svg:y2="20.692cm" draw:start-shape="id6" draw:start-glue-point="3" draw:end-shape="id4" draw:end-glue-point="2" svg:d="M16926 19743h-941v1491h-3048v-542" svg:viewBox="0 0 3990 149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tura MT Script Capitals" svg:font-family="'Matura MT Script Capitals'" style:font-family-generic="script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Gradient_20_261" draw:display-name="Gradient 261" draw:style="linear" draw:start-color="#800080" draw:end-color="#ffbf00" draw:start-intensity="100%" draw:end-intensity="100%" draw:angle="0deg" draw:border="0%"/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20" svg:d="M0 20l10-20 10 20z"/>
    <draw:marker draw:name="Groty_20_strzałek_20_1" draw:display-name="Groty strzałek 1" svg:viewBox="0 0 20 20" svg:d="M0 20l10-20 10 20z"/>
    <draw:marker draw:name="Groty_20_strzałek_20_2" draw:display-name="Groty strzałek 2" svg:viewBox="0 0 20 20" svg:d="M0 20l10-20 10 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0T11:21:55.950000000</meta:creation-date>
    <dc:date>2022-12-20T12:15:48.976000000</dc:date>
    <meta:editing-duration>PT1M19S</meta:editing-duration>
    <meta:editing-cycles>1</meta:editing-cycles>
    <meta:document-statistic meta:object-count="14"/>
    <meta:generator>LibreOffice/7.3.4.2$Windows_X86_64 LibreOffice_project/728fec16bd5f605073805c3c9e7c4212a0120dc5</meta:generator>
  </office:meta>
</office:document-meta>
</file>